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rdf+xml" manifest:full-path="manifest.rdf"/>
  <manifest:file-entry manifest:media-type="text/xml" manifest:full-path="settings.xml"/>
  <manifest:file-entry manifest:media-type="" manifest:full-path="Thumbnails/thumbnail.png"/>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text/xml" manifest:full-path="cont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1" svg:font-family="'DejaVu Serif'"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ve - Beginning</text:p>
      <text:p text:style-name="Standard"/>
      <text:p text:style-name="Standard">Ther word “love”, like all words, means something slightly different to different people. In Peace-Branch we concentrate on the practice of love rather than the meaning of the word. </text:p>
      <text:p text:style-name="Standard"/>
      <text:p text:style-name="Standard">Once we’ve got the hang of loving everyone we meet we can spend the rest of our lives surrounded by people we love. That alone is worth making very big sacrifices to obtain. </text:p>
      <text:p text:style-name="Standard"/>
      <text:p text:style-name="Standard">To love someone we must first be willing to love them. </text:p>
      <text:p text:style-name="Standard"/>
      <text:p text:style-name="Standard">The first obstacle we may find in our minds is that we aren’t willing to love. The obstacle is probably fear coming from past memories of being hurt or afraid. To overcome that obstacle we can admit to ourselves that it’s there, and then decide to love anyway. </text:p>
      <text:p text:style-name="Standard"/>
      <text:p text:style-name="Standard">We all meet a lot of people in life and if we’re going to love them all we need to be willing to love them all.</text:p>
      <text:p text:style-name="Standard"/>
      <text:p text:style-name="Standard">An obstacle to that is prejudice. Prejudice is also related to fear, but can come from instincts as well as memories. Instinctively, we dislike those who seem very different to us – all animals have that instinct and it hinders the spread of disease and encourages fruitful procreation. We also tend to want to agree with our peers to as to remain part of the herd and so we might hold prejudices that our tribe holds just because others have that prejudice. Happily, we are able to overcome these obstacles by recognising them and deciding to love anyway. </text:p>
      <text:p text:style-name="Standard"/>
      <text:p text:style-name="Standard">Once we have overcome these first obstacles are are willing to love everyone we meet, then we are ready to begin. </text:p>
      <text:p text:style-name="Standard"/>
      <text:p text:style-name="Standard">One way to test whether we are ready is to imagine as wide a variety of people as we can and then for each one imagine them standing, sitting, or lying quietly and see if in our imagination we are willing to quietly stand, sit, or lie next to them. If you have the idea of your “personal space” then are you willing for each of them to be within your “personal space”? If you are willing in each case, then you’re ready to begin. Each time you imagine somone you’re not willing to be next to, then you’ve probably found a fear or prejudice. </text:p>
      <text:p text:style-name="Standard"/>
      <text:p text:style-name="Standard">If we are finding it too difficult to decide to love anyway, then it’s probably time to turn our attention to truth for a while. </text:p>
      <text:p text:style-name="Standard"><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1" svg:font-family="'DejaVu Serif'"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letter-kerning="true" style:font-name-asian="DejaVu Serif1" style:font-size-asian="12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erif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name-complex="DejaVu Sans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11:22:56</meta:creation-date>
    <dc:date>2015-04-02T12:08:40</dc:date>
    <meta:editing-duration>PT9M58S</meta:editing-duration>
    <meta:editing-cycles>2</meta:editing-cycles>
    <meta:generator>OpenOffice/3.4.0$Unix OpenOffice.org_project/340m1$Build-9590</meta:generator>
    <meta:document-statistic meta:table-count="0" meta:image-count="0" meta:object-count="0" meta:page-count="1" meta:paragraph-count="11" meta:word-count="399" meta:character-count="2141"/>
  </office:meta>
</office:document-meta>
</file>